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6979in" fo:margin-left="0in" fo:margin-right="-0.0049in" table:align="margins"/>
    </style:style>
    <style:style style:name="Tabla1.A" style:family="table-column">
      <style:table-column-properties style:column-width="1.6729in" style:rel-column-width="16368*"/>
    </style:style>
    <style:style style:name="Tabla1.B" style:family="table-column">
      <style:table-column-properties style:column-width="0.7125in" style:rel-column-width="6971*"/>
    </style:style>
    <style:style style:name="Tabla1.C" style:family="table-column">
      <style:table-column-properties style:column-width="0.9375in" style:rel-column-width="9172*"/>
    </style:style>
    <style:style style:name="Tabla1.D" style:family="table-column">
      <style:table-column-properties style:column-width="3.375in" style:rel-column-width="33024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D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6.6979in" fo:margin-left="0in" fo:margin-right="-0.0049in" table:align="margins"/>
    </style:style>
    <style:style style:name="Tabla2.A" style:family="table-column">
      <style:table-column-properties style:column-width="1.6729in" style:rel-column-width="16368*"/>
    </style:style>
    <style:style style:name="Tabla2.B" style:family="table-column">
      <style:table-column-properties style:column-width="1.5146in" style:rel-column-width="14819*"/>
    </style:style>
    <style:style style:name="Tabla2.C" style:family="table-column">
      <style:table-column-properties style:column-width="0.6875in" style:rel-column-width="6726*"/>
    </style:style>
    <style:style style:name="Tabla2.D" style:family="table-column">
      <style:table-column-properties style:column-width="2.8229in" style:rel-column-width="27622*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D1" style:family="table-cell">
      <style:table-cell-properties fo:padding="0.0382in" fo:border="0.0007in solid #000000"/>
    </style:style>
    <style:style style:name="Tabla2.A2" style:family="table-cell">
      <style:table-cell-properties fo:padding="0.0382in" fo:border-left="0.0007in solid #000000" fo:border-right="none" fo:border-top="none" fo:border-bottom="0.0007in solid #000000"/>
    </style:style>
    <style:style style:name="Tabla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6.6979in" fo:margin-left="0in" fo:margin-right="-0.0049in" table:align="margins"/>
    </style:style>
    <style:style style:name="Tabla3.A" style:family="table-column">
      <style:table-column-properties style:column-width="1.6729in" style:rel-column-width="16368*"/>
    </style:style>
    <style:style style:name="Tabla3.B" style:family="table-column">
      <style:table-column-properties style:column-width="0.65in" style:rel-column-width="6359*"/>
    </style:style>
    <style:style style:name="Tabla3.C" style:family="table-column">
      <style:table-column-properties style:column-width="0.8229in" style:rel-column-width="8051*"/>
    </style:style>
    <style:style style:name="Tabla3.D" style:family="table-column">
      <style:table-column-properties style:column-width="3.5521in" style:rel-column-width="34757*"/>
    </style:style>
    <style:style style:name="Tab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3.D1" style:family="table-cell">
      <style:table-cell-properties fo:padding="0.0382in" fo:border="0.0007in solid #000000"/>
    </style:style>
    <style:style style:name="Tabla3.A2" style:family="table-cell">
      <style:table-cell-properties fo:padding="0.0382in" fo:border-left="0.0007in solid #000000" fo:border-right="none" fo:border-top="none" fo:border-bottom="0.0007in solid #000000"/>
    </style:style>
    <style:style style:name="Tabla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5" style:family="table">
      <style:table-properties style:width="1.2292in" table:align="left"/>
    </style:style>
    <style:style style:name="Tabla5.A" style:family="table-column">
      <style:table-column-properties style:column-width="1.2292in"/>
    </style:style>
    <style:style style:name="Tabla5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a5.A2" style:family="table-cell">
      <style:table-cell-properties fo:padding="0.0382in" fo:border-left="0.0007in solid #000000" fo:border-right="0.0007in solid #000000" fo:border-top="none" fo:border-bottom="none"/>
    </style:style>
    <style:style style:name="Tabla5.A1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4" style:family="table">
      <style:table-properties style:width="6.6979in" fo:margin-left="0in" fo:margin-right="-0.0049in" table:align="margins"/>
    </style:style>
    <style:style style:name="Tabla4.A" style:family="table-column">
      <style:table-column-properties style:column-width="0.5833in" style:rel-column-width="5707*"/>
    </style:style>
    <style:style style:name="Tabla4.B" style:family="table-column">
      <style:table-column-properties style:column-width="2.3646in" style:rel-column-width="23135*"/>
    </style:style>
    <style:style style:name="Tabla4.C" style:family="table-column">
      <style:table-column-properties style:column-width="3.75in" style:rel-column-width="36693*"/>
    </style:style>
    <style:style style:name="Tab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4.C1" style:family="table-cell">
      <style:table-cell-properties fo:padding="0.0382in" fo:border="0.0007in solid #000000"/>
    </style:style>
    <style:style style:name="Tabla4.A2" style:family="table-cell">
      <style:table-cell-properties fo:padding="0.0382in" fo:border-left="0.0007in solid #000000" fo:border-right="none" fo:border-top="none" fo:border-bottom="0.0007in solid #000000"/>
    </style:style>
    <style:style style:name="Tabla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3.3465in" style:rel-column-width="32767*"/>
    </style:style>
    <style:style style:name="Tabla6.B" style:family="table-column">
      <style:table-column-properties style:column-width="3.3465in" style:rel-column-width="32768*"/>
    </style:style>
    <style:style style:name="Tab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6.B1" style:family="table-cell">
      <style:table-cell-properties fo:padding="0.0382in" fo:border="0.0007in solid #000000"/>
    </style:style>
    <style:style style:name="Tabla6.A2" style:family="table-cell">
      <style:table-cell-properties fo:padding="0.0382in" fo:border-left="0.0007in solid #000000" fo:border-right="none" fo:border-top="none" fo:border-bottom="0.0007in solid #000000"/>
    </style:style>
    <style:style style:name="Tabla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7" style:family="table">
      <style:table-properties style:width="6.6931in" table:align="margins"/>
    </style:style>
    <style:style style:name="Tabla7.A" style:family="table-column">
      <style:table-column-properties style:column-width="3.3465in" style:rel-column-width="32767*"/>
    </style:style>
    <style:style style:name="Tabla7.B" style:family="table-column">
      <style:table-column-properties style:column-width="3.3465in" style:rel-column-width="32768*"/>
    </style:style>
    <style:style style:name="Tabla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7.B1" style:family="table-cell">
      <style:table-cell-properties fo:padding="0.0382in" fo:border="0.0007in solid #000000"/>
    </style:style>
    <style:style style:name="Tabla7.A2" style:family="table-cell">
      <style:table-cell-properties fo:padding="0.0382in" fo:border-left="0.0007in solid #000000" fo:border-right="none" fo:border-top="none" fo:border-bottom="0.0007in solid #000000"/>
    </style:style>
    <style:style style:name="Tabla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8" style:family="table">
      <style:table-properties style:width="6.6931in" table:align="margins"/>
    </style:style>
    <style:style style:name="Tabla8.A" style:family="table-column">
      <style:table-column-properties style:column-width="3.3465in" style:rel-column-width="32767*"/>
    </style:style>
    <style:style style:name="Tabla8.B" style:family="table-column">
      <style:table-column-properties style:column-width="3.3465in" style:rel-column-width="32768*"/>
    </style:style>
    <style:style style:name="Tab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8.B1" style:family="table-cell">
      <style:table-cell-properties fo:padding="0.0382in" fo:border="0.0007in solid #000000"/>
    </style:style>
    <style:style style:name="Tabla8.A2" style:family="table-cell">
      <style:table-cell-properties fo:padding="0.0382in" fo:border-left="0.0007in solid #000000" fo:border-right="none" fo:border-top="none" fo:border-bottom="0.0007in solid #000000"/>
    </style:style>
    <style:style style:name="Tabla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9" style:family="table">
      <style:table-properties style:width="6.6931in" table:align="margins"/>
    </style:style>
    <style:style style:name="Tabla9.A" style:family="table-column">
      <style:table-column-properties style:column-width="3.3465in" style:rel-column-width="32767*"/>
    </style:style>
    <style:style style:name="Tabla9.B" style:family="table-column">
      <style:table-column-properties style:column-width="3.3465in" style:rel-column-width="32768*"/>
    </style:style>
    <style:style style:name="Tabla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9.B1" style:family="table-cell">
      <style:table-cell-properties fo:padding="0.0382in" fo:border="0.0007in solid #000000"/>
    </style:style>
    <style:style style:name="Tabla9.A2" style:family="table-cell">
      <style:table-cell-properties fo:padding="0.0382in" fo:border-left="0.0007in solid #000000" fo:border-right="none" fo:border-top="none" fo:border-bottom="0.0007in solid #000000"/>
    </style:style>
    <style:style style:name="Tabla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0" style:family="table">
      <style:table-properties style:width="6.6931in" table:align="margins"/>
    </style:style>
    <style:style style:name="Tabla10.A" style:family="table-column">
      <style:table-column-properties style:column-width="3.3465in" style:rel-column-width="32767*"/>
    </style:style>
    <style:style style:name="Tabla10.B" style:family="table-column">
      <style:table-column-properties style:column-width="3.3465in" style:rel-column-width="32768*"/>
    </style:style>
    <style:style style:name="Tabla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0.B1" style:family="table-cell">
      <style:table-cell-properties fo:padding="0.0382in" fo:border="0.0007in solid #000000"/>
    </style:style>
    <style:style style:name="Tabla10.A2" style:family="table-cell">
      <style:table-cell-properties fo:padding="0.0382in" fo:border-left="0.0007in solid #000000" fo:border-right="none" fo:border-top="none" fo:border-bottom="0.0007in solid #000000"/>
    </style:style>
    <style:style style:name="Tabla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1" style:family="table">
      <style:table-properties style:width="6.6979in" fo:margin-left="0in" fo:margin-right="-0.0049in" table:align="margins"/>
    </style:style>
    <style:style style:name="Tabla11.A" style:family="table-column">
      <style:table-column-properties style:column-width="3.3458in" style:rel-column-width="32736*"/>
    </style:style>
    <style:style style:name="Tabla11.B" style:family="table-column">
      <style:table-column-properties style:column-width="3.3521in" style:rel-column-width="32799*"/>
    </style:style>
    <style:style style:name="Tabla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1.B1" style:family="table-cell">
      <style:table-cell-properties fo:padding="0.0382in" fo:border="0.0007in solid #000000"/>
    </style:style>
    <style:style style:name="Tabla11.A2" style:family="table-cell">
      <style:table-cell-properties fo:padding="0.0382in" fo:border-left="0.0007in solid #000000" fo:border-right="none" fo:border-top="none" fo:border-bottom="0.0007in solid #000000"/>
    </style:style>
    <style:style style:name="Tabla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3.3465in" style:rel-column-width="32767*"/>
    </style:style>
    <style:style style:name="Tabla12.B" style:family="table-column">
      <style:table-column-properties style:column-width="3.3465in" style:rel-column-width="32768*"/>
    </style:style>
    <style:style style:name="Tabla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2.B1" style:family="table-cell">
      <style:table-cell-properties fo:padding="0.0382in" fo:border="0.0007in solid #000000"/>
    </style:style>
    <style:style style:name="Tabla12.A2" style:family="table-cell">
      <style:table-cell-properties fo:padding="0.0382in" fo:border-left="0.0007in solid #000000" fo:border-right="none" fo:border-top="none" fo:border-bottom="0.0007in solid #000000"/>
    </style:style>
    <style:style style:name="Tabla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13" style:family="table">
      <style:table-properties style:width="6.6931in" table:align="margins"/>
    </style:style>
    <style:style style:name="Tabla13.A" style:family="table-column">
      <style:table-column-properties style:column-width="3.3465in" style:rel-column-width="32767*"/>
    </style:style>
    <style:style style:name="Tabla13.B" style:family="table-column">
      <style:table-column-properties style:column-width="3.3465in" style:rel-column-width="32768*"/>
    </style:style>
    <style:style style:name="Tabla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3.B1" style:family="table-cell">
      <style:table-cell-properties fo:padding="0.0382in" fo:border="0.0007in solid #000000"/>
    </style:style>
    <style:style style:name="Tabla13.A2" style:family="table-cell">
      <style:table-cell-properties fo:padding="0.0382in" fo:border-left="0.0007in solid #000000" fo:border-right="none" fo:border-top="none" fo:border-bottom="0.0007in solid #000000"/>
    </style:style>
    <style:style style:name="Tabla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line-height-at-least="0.1665in"/>
      <style:text-properties fo:color="#000000" style:font-name="Consolas" fo:font-size="9pt" fo:font-weight="normal" fo:background-color="#fffffe"/>
    </style:style>
    <style:style style:name="P2" style:family="paragraph" style:parent-style-name="Standard">
      <style:paragraph-properties style:line-height-at-least="0.1665in"/>
      <style:text-properties fo:color="#000000" fo:background-color="#fffff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9pt" fo:font-weight="normal"/>
    </style:style>
    <style:style style:name="T4" style:family="text">
      <style:text-properties fo:color="#800000"/>
    </style:style>
    <style:style style:name="T5" style:family="text">
      <style:text-properties fo:color="#800000" style:font-name="Consolas" fo:font-size="9pt" fo:font-weight="normal"/>
    </style:style>
    <style:style style:name="T6" style:family="text">
      <style:text-properties style:font-name="Consolas" fo:font-size="9pt" fo:font-weight="normal"/>
    </style:style>
    <style:style style:name="T7" style:family="text">
      <style:text-properties fo:color="#a31515" style:font-name="Consolas" fo:font-size="9pt" fo:font-weight="normal"/>
    </style:style>
    <style:style style:name="T8" style:family="text">
      <style:text-properties fo:color="#09885a" style:font-name="Consolas" fo:font-size="9pt" fo:font-weight="normal"/>
    </style:style>
    <style:style style:name="T9" style:family="text">
      <style:text-properties fo:color="#0451a5" style:font-name="Consolas" fo:font-size="9pt" fo:font-weight="normal"/>
    </style:style>
    <style:style style:name="T10" style:family="text">
      <style:text-properties style:font-name="Segoe UI" fo:font-size="9pt" style:font-name-asian="Segoe UI" style:font-size-asian="9pt" style:font-name-complex="Segoe UI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de servicio Web</text:p>
      <text:p text:style-name="Standard"/>
      <text:p text:style-name="Standard">El servicio Web tiene por objetivo presentar una lista de estadisticas de creaturas del juego Pokemon por medio de filtros especificados en el mensaje de entrada.</text:p>
      <text:p text:style-name="Standard"/>
      <text:p text:style-name="Standard">Se decidio que la estructura de los mensaje estaría basada en JSON, sin embargo por razones de retrocompatibilidad con arquitecturas antiguas también se dio soporte a XML por medio de un parametro de extension.</text:p>
      <text:p text:style-name="Standard"/>
      <text:p text:style-name="Standard">Desarrollado en: Java 8 (jdk1.8.0_231)</text:p>
      <text:p text:style-name="Standard">IDE: Eclipse <text:span text:style-name="T10">2019-12 (4.14.0)</text:span></text:p>
      <text:p text:style-name="Standard"/>
      <text:p text:style-name="Standard">A continuacion se detallan las caracteristicas del servicio</text:p>
      <text:p text:style-name="Standard"/>
      <text:p text:style-name="Standard">Enpoints:</text:p>
      <text:p text:style-name="Standard"/>
      <text:p text:style-name="Standard">El endpoint por default JSON :</text:p>
      <text:p text:style-name="P3"><text:span text:style-name="T1">/PracticaSPS/api/sps/helloworld/v1</text:span> </text:p>
      <text:p text:style-name="P3">Para compatibilidad con XML se <text:s/>utiliza el parametro por extension</text:p>
      <text:p text:style-name="P3"><text:span text:style-name="T1">/PracticaSPS/api/sps/helloworld/v1.xml</text:span> </text:p>
      <text:p text:style-name="P3"/>
      <text:p text:style-name="P3">Forma de utilizacion:</text:p>
      <text:p text:style-name="P3">El mensaje de entrada se compone de los tres parámetros: numero, tipoPrimario, tipoSecundario; los cuales pueden ser suministrados de las siguientes formas:</text:p>
      <text:p text:style-name="P3"/>
      <text:p text:style-name="P3">-Al suministrar todos los parametros en null se obtiene la lista completa de los pokemon.</text:p>
      <text:p text:style-name="P3">-Al suministrar el numero se devuelve una lista de los pokemon que compartan el numero, los demas parametros deben estar en null</text:p>
      <text:p text:style-name="P3">-Al suministrar tipoPrimario o <text:s/>tipoSecundario se devuelve una lista de pokemon que tengan los tipos suministrados. El numero debe estar en null. </text:p>
      <text:p text:style-name="P3"/>
      <text:p text:style-name="P3">El Mensaje de entrada esta compuesto de </text:p>
      <text:p text:style-name="P3"/>
      <text:p text:style-name="Standard">Mensaje de entrada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Parametro</text:p>
          </table:table-cell>
          <table:table-cell table:style-name="Tabla1.A1" office:value-type="string">
            <text:p text:style-name="Table_20_Contents">Tipo</text:p>
          </table:table-cell>
          <table:table-cell table:style-name="Tabla1.A1" office:value-type="string">
            <text:p text:style-name="Table_20_Contents">Opcional</text:p>
          </table:table-cell>
          <table:table-cell table:style-name="Tabla1.D1" office:value-type="string">
            <text:p text:style-name="Table_20_Contents">Descripcion</text:p>
          </table:table-cell>
        </table:table-row>
        <table:table-row>
          <table:table-cell table:style-name="Tabla1.A2" office:value-type="string">
            <text:p text:style-name="Table_20_Contents">numero</text:p>
          </table:table-cell>
          <table:table-cell table:style-name="Tabla1.A2" office:value-type="string">
            <text:p text:style-name="Table_20_Contents">Integer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Numero de pokemon a buscar, si se suministra NO se deberan suministrar los tipos</text:p>
          </table:table-cell>
        </table:table-row>
        <table:table-row>
          <table:table-cell table:style-name="Tabla1.A2" office:value-type="string">
            <text:p text:style-name="Table_20_Contents">tipoPrimario</text:p>
          </table:table-cell>
          <table:table-cell table:style-name="Tabla1.A2" office:value-type="string">
            <text:p text:style-name="Table_20_Contents">String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Tipo primario de Pokemon, al ser suministrado NO se debe suministrar el numero, pero se puede suministrar el tipo secundario.</text:p>
            <text:p text:style-name="Table_20_Contents">La cadena debe pertenecer a la tabla de tipos Permitidos</text:p>
          </table:table-cell>
        </table:table-row>
        <table:table-row>
          <table:table-cell table:style-name="Tabla1.A2" office:value-type="string">
            <text:p text:style-name="Table_20_Contents">tipoSecundario</text:p>
          </table:table-cell>
          <table:table-cell table:style-name="Tabla1.A2" office:value-type="string">
            <text:p text:style-name="Table_20_Contents">String</text:p>
          </table:table-cell>
          <table:table-cell table:style-name="Tabla1.A2" office:value-type="string">
            <text:p text:style-name="Table_20_Contents">si</text:p>
          </table:table-cell>
          <table:table-cell table:style-name="Tabla1.D2" office:value-type="string">
            <text:p text:style-name="Table_20_Contents">Tipo Secundario de Pokemonal, al ser suministrado NO se debe suministrar el numero, pero se puede suministrar el tipo primario.</text:p>
            <text:p text:style-name="Table_20_Contents">La cadena debe pertenecer a la tabla de tipos Permitidos</text:p>
          </table:table-cell>
        </table:table-row>
      </table:table>
      <text:p text:style-name="Standard"/>
      <text:p text:style-name="Standard">Ejemplo de mensaje de entrada en JSON</text:p>
      <text:p text:style-name="Standard">{<text:line-break/><text:soft-page-break/><text:tab/>"numero": 1,<text:line-break/><text:tab/>"tipoPrimario": null,<text:line-break/><text:tab/>"tipoSecundario": null<text:line-break/>}</text:p>
      <text:p text:style-name="Standard">Ejemplo de mensaje de entrada en XML</text:p>
      <text:p text:style-name="Standard">&lt;entrada&gt;<text:line-break/><text:tab/>&lt;numero&gt;1&lt;/numero&gt;<text:line-break/>&lt;/entrada&gt;</text:p>
      <text:p text:style-name="Standard"/>
      <text:p text:style-name="Standard">Mensaje de Salida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Contents">Parametro</text:p>
          </table:table-cell>
          <table:table-cell table:style-name="Tabla2.A1" office:value-type="string">
            <text:p text:style-name="Table_20_Contents">Tipo</text:p>
          </table:table-cell>
          <table:table-cell table:style-name="Tabla2.A1" office:value-type="string">
            <text:p text:style-name="Table_20_Contents">Opcional</text:p>
          </table:table-cell>
          <table:table-cell table:style-name="Tabla2.D1" office:value-type="string">
            <text:p text:style-name="Table_20_Contents">Descripcion</text:p>
          </table:table-cell>
        </table:table-row>
        <table:table-row>
          <table:table-cell table:style-name="Tabla2.A2" office:value-type="string">
            <text:p text:style-name="Table_20_Contents">resultado</text:p>
          </table:table-cell>
          <table:table-cell table:style-name="Tabla2.A2" office:value-type="string">
            <text:p text:style-name="Table_20_Contents">List&lt;PokemonDTO&gt;</text:p>
          </table:table-cell>
          <table:table-cell table:style-name="Tabla2.A2" office:value-type="string">
            <text:p text:style-name="Table_20_Contents">si</text:p>
          </table:table-cell>
          <table:table-cell table:style-name="Tabla2.D2" office:value-type="string">
            <text:p text:style-name="Table_20_Contents">Lista que trae los pokemon que coinciden con los parametros de busqueda solicitados</text:p>
          </table:table-cell>
        </table:table-row>
        <table:table-row>
          <table:table-cell table:style-name="Tabla2.A2" office:value-type="string">
            <text:p text:style-name="Table_20_Contents">error</text:p>
          </table:table-cell>
          <table:table-cell table:style-name="Tabla2.A2" office:value-type="string">
            <text:p text:style-name="Table_20_Contents">String</text:p>
          </table:table-cell>
          <table:table-cell table:style-name="Tabla2.A2" office:value-type="string">
            <text:p text:style-name="Table_20_Contents">no</text:p>
          </table:table-cell>
          <table:table-cell table:style-name="Tabla2.D2" office:value-type="string">
            <text:p text:style-name="Table_20_Contents">Codigo de error</text:p>
          </table:table-cell>
        </table:table-row>
        <table:table-row>
          <table:table-cell table:style-name="Tabla2.A2" office:value-type="string">
            <text:p text:style-name="Table_20_Contents">descripcionError</text:p>
          </table:table-cell>
          <table:table-cell table:style-name="Tabla2.A2" office:value-type="string">
            <text:p text:style-name="Table_20_Contents">String</text:p>
          </table:table-cell>
          <table:table-cell table:style-name="Tabla2.A2" office:value-type="string">
            <text:p text:style-name="Table_20_Contents">no</text:p>
          </table:table-cell>
          <table:table-cell table:style-name="Tabla2.D2" office:value-type="string">
            <text:p text:style-name="Table_20_Contents">Descripcion del error</text:p>
          </table:table-cell>
        </table:table-row>
      </table:table>
      <text:p text:style-name="Standard">Ejemplo de Mensaje de salida en JSON</text:p>
      <text:p text:style-name="P1">{</text:p>
      <text:p text:style-name="P2">    <text:span text:style-name="T7">"resultado"</text:span><text:span text:style-name="T6">: [</text:span></text:p>
      <text:p text:style-name="P2">        <text:span text:style-name="T6">{</text:span></text:p>
      <text:p text:style-name="P2">            <text:span text:style-name="T7">"numero"</text:span><text:span text:style-name="T6">: </text:span><text:span text:style-name="T8">1</text:span><text:span text:style-name="T6">,</text:span></text:p>
      <text:p text:style-name="P2">            <text:span text:style-name="T7">"nombre"</text:span><text:span text:style-name="T6">: </text:span><text:span text:style-name="T9">"Bulbasaur"</text:span><text:span text:style-name="T6">,</text:span></text:p>
      <text:p text:style-name="P2">            <text:span text:style-name="T7">"tipoPrimario"</text:span><text:span text:style-name="T6">: </text:span><text:span text:style-name="T9">"HIERBA"</text:span><text:span text:style-name="T6">,</text:span></text:p>
      <text:p text:style-name="P2">            <text:span text:style-name="T7">"tipoSecundario"</text:span><text:span text:style-name="T6">: </text:span><text:span text:style-name="T9">"VENENO"</text:span><text:span text:style-name="T6">,</text:span></text:p>
      <text:p text:style-name="P2">            <text:span text:style-name="T7">"total"</text:span><text:span text:style-name="T6">: </text:span><text:span text:style-name="T8">318</text:span><text:span text:style-name="T6">,</text:span></text:p>
      <text:p text:style-name="P2">            <text:span text:style-name="T7">"salud"</text:span><text:span text:style-name="T6">: </text:span><text:span text:style-name="T8">45</text:span><text:span text:style-name="T6">,</text:span></text:p>
      <text:p text:style-name="P2">            <text:span text:style-name="T7">"ataque"</text:span><text:span text:style-name="T6">: </text:span><text:span text:style-name="T8">49</text:span><text:span text:style-name="T6">,</text:span></text:p>
      <text:p text:style-name="P2">            <text:span text:style-name="T7">"defensa"</text:span><text:span text:style-name="T6">: </text:span><text:span text:style-name="T8">49</text:span><text:span text:style-name="T6">,</text:span></text:p>
      <text:p text:style-name="P2">            <text:span text:style-name="T7">"ataqueEspecial"</text:span><text:span text:style-name="T6">: </text:span><text:span text:style-name="T8">65</text:span><text:span text:style-name="T6">,</text:span></text:p>
      <text:p text:style-name="P2">            <text:span text:style-name="T7">"defensaEspecial"</text:span><text:span text:style-name="T6">: </text:span><text:span text:style-name="T8">65</text:span><text:span text:style-name="T6">,</text:span></text:p>
      <text:p text:style-name="P2">            <text:span text:style-name="T7">"velocidad"</text:span><text:span text:style-name="T6">: </text:span><text:span text:style-name="T8">45</text:span></text:p>
      <text:p text:style-name="P2">        <text:span text:style-name="T6">}</text:span></text:p>
      <text:p text:style-name="P2">    <text:span text:style-name="T6">],</text:span></text:p>
      <text:p text:style-name="P2">    <text:span text:style-name="T7">"error"</text:span><text:span text:style-name="T6">: </text:span><text:span text:style-name="T9">"00"</text:span><text:span text:style-name="T6">,</text:span></text:p>
      <text:p text:style-name="P2">    <text:span text:style-name="T7">"descripcionError"</text:span><text:span text:style-name="T6">: </text:span><text:span text:style-name="T9">"EXITO"</text:span></text:p>
      <text:p text:style-name="P1">}</text:p>
      <text:p text:style-name="Standard"/>
      <text:p text:style-name="Standard"/>
      <text:p text:style-name="Standard">Ejemplo de Mensaje de salida en XML</text:p>
      <text:p text:style-name="P1"><text:span text:style-name="T2">&lt;</text:span><text:span text:style-name="T4">salida</text:span><text:span text:style-name="T2">&gt;</text:span></text:p>
      <text:p text:style-name="P2">    <text:span text:style-name="T3">&lt;</text:span><text:span text:style-name="T5">resultado</text:span><text:span text:style-name="T3">&gt;</text:span></text:p>
      <text:p text:style-name="P2">        <text:span text:style-name="T3">&lt;</text:span><text:span text:style-name="T5">pokemon</text:span><text:span text:style-name="T3">&gt;</text:span></text:p>
      <text:p text:style-name="P2">            <text:span text:style-name="T3">&lt;</text:span><text:span text:style-name="T5">numero</text:span><text:span text:style-name="T3">&gt;</text:span><text:span text:style-name="T6">1</text:span><text:span text:style-name="T3">&lt;/</text:span><text:span text:style-name="T5">numero</text:span><text:span text:style-name="T3">&gt;</text:span></text:p>
      <text:p text:style-name="P2">            <text:span text:style-name="T3">&lt;</text:span><text:span text:style-name="T5">nombre</text:span><text:span text:style-name="T3">&gt;</text:span><text:span text:style-name="T6">Bulbasaur</text:span><text:span text:style-name="T3">&lt;/</text:span><text:span text:style-name="T5">nombre</text:span><text:span text:style-name="T3">&gt;</text:span></text:p>
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<text:p text:style-name="P2">            <text:span text:style-name="T3">&lt;</text:span><text:span text:style-name="T5">total</text:span><text:span text:style-name="T3">&gt;</text:span><text:span text:style-name="T6">318</text:span><text:span text:style-name="T3">&lt;/</text:span><text:span text:style-name="T5">total</text:span><text:span text:style-name="T3">&gt;</text:span></text:p>
      <text:p text:style-name="P2">            <text:span text:style-name="T3">&lt;</text:span><text:span text:style-name="T5">salud</text:span><text:span text:style-name="T3">&gt;</text:span><text:span text:style-name="T6">45</text:span><text:span text:style-name="T3">&lt;/</text:span><text:span text:style-name="T5">salud</text:span><text:span text:style-name="T3">&gt;</text:span></text:p>
      <text:p text:style-name="P2">            <text:span text:style-name="T3">&lt;</text:span><text:span text:style-name="T5">ataque</text:span><text:span text:style-name="T3">&gt;</text:span><text:span text:style-name="T6">49</text:span><text:span text:style-name="T3">&lt;/</text:span><text:span text:style-name="T5">ataque</text:span><text:span text:style-name="T3">&gt;</text:span></text:p>
      <text:p text:style-name="P2">            <text:span text:style-name="T3">&lt;</text:span><text:span text:style-name="T5">defensa</text:span><text:span text:style-name="T3">&gt;</text:span><text:span text:style-name="T6">49</text:span><text:span text:style-name="T3">&lt;/</text:span><text:span text:style-name="T5">defensa</text:span><text:span text:style-name="T3">&gt;</text:span></text:p>
      <text:p text:style-name="P2"><text:soft-page-break/>            <text:span text:style-name="T3">&lt;</text:span><text:span text:style-name="T5">ataqueEspecial</text:span><text:span text:style-name="T3">&gt;</text:span><text:span text:style-name="T6">65</text:span><text:span text:style-name="T3">&lt;/</text:span><text:span text:style-name="T5">ataqueEspecial</text:span><text:span text:style-name="T3">&gt;</text:span></text:p>
      <text:p text:style-name="P2">            <text:span text:style-name="T3">&lt;</text:span><text:span text:style-name="T5">defensaEspecial</text:span><text:span text:style-name="T3">&gt;</text:span><text:span text:style-name="T6">65</text:span><text:span text:style-name="T3">&lt;/</text:span><text:span text:style-name="T5">defensaEspecial</text:span><text:span text:style-name="T3">&gt;</text:span></text:p>
      <text:p text:style-name="P2">            <text:span text:style-name="T3">&lt;</text:span><text:span text:style-name="T5">velocidad</text:span><text:span text:style-name="T3">&gt;</text:span><text:span text:style-name="T6">45</text:span><text:span text:style-name="T3">&lt;/</text:span><text:span text:style-name="T5">velocidad</text:span><text:span text:style-name="T3">&gt;</text:span></text:p>
      <text:p text:style-name="P2">        <text:span text:style-name="T3">&lt;/</text:span><text:span text:style-name="T5">pokemon</text:span><text:span text:style-name="T3">&gt;</text:span></text:p>
      <text:p text:style-name="P2">    <text:span text:style-name="T3">&lt;/</text:span><text:span text:style-name="T5">resultado</text:span><text:span text:style-name="T3">&gt;</text:span></text:p>
      <text:p text:style-name="P2">    <text:span text:style-name="T3">&lt;</text:span><text:span text:style-name="T5">error</text:span><text:span text:style-name="T3">&gt;</text:span><text:span text:style-name="T6">00</text:span><text:span text:style-name="T3">&lt;/</text:span><text:span text:style-name="T5">error</text:span><text:span text:style-name="T3">&gt;</text:span></text:p>
      <text:p text:style-name="P2">    <text:span text:style-name="T3">&lt;</text:span><text:span text:style-name="T5">descripcionError</text:span><text:span text:style-name="T3">&gt;</text:span><text:span text:style-name="T6">EXITO</text:span><text:span text:style-name="T3">&lt;/</text:span><text:span text:style-name="T5">descripcionError</text:span><text:span text:style-name="T3">&gt;</text:span></text:p>
      <text:p text:style-name="P1"><text:span text:style-name="T2">&lt;/</text:span><text:span text:style-name="T4">salida</text:span><text:span text:style-name="T2">&gt;</text:span></text:p>
      <text:p text:style-name="Standard"/>
      <text:p text:style-name="Standard"/>
      <text:p text:style-name="Standard">Objeto Pokemon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Parametro</text:p>
          </table:table-cell>
          <table:table-cell table:style-name="Tabla3.A1" office:value-type="string">
            <text:p text:style-name="Table_20_Contents">Tipo</text:p>
          </table:table-cell>
          <table:table-cell table:style-name="Tabla3.A1" office:value-type="string">
            <text:p text:style-name="Table_20_Contents">Opcional</text:p>
          </table:table-cell>
          <table:table-cell table:style-name="Tabla3.D1" office:value-type="string">
            <text:p text:style-name="Table_20_Contents">Descripcion</text:p>
          </table:table-cell>
        </table:table-row>
        <table:table-row>
          <table:table-cell table:style-name="Tabla3.A2" office:value-type="string">
            <text:p text:style-name="Table_20_Contents">numero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Numero que se le asigna al pokemon</text:p>
          </table:table-cell>
        </table:table-row>
        <table:table-row>
          <table:table-cell table:style-name="Tabla3.A2" office:value-type="string">
            <text:p text:style-name="Table_20_Contents">nombre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Nombre del pokemon</text:p>
          </table:table-cell>
        </table:table-row>
        <table:table-row>
          <table:table-cell table:style-name="Tabla3.A2" office:value-type="string">
            <text:p text:style-name="Table_20_Contents">tipoPrimario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Tipo primario al que pertenece el pokemon, pertenece a la tabla tipos permitidos</text:p>
          </table:table-cell>
        </table:table-row>
        <table:table-row>
          <table:table-cell table:style-name="Tabla3.A2" office:value-type="string">
            <text:p text:style-name="Table_20_Contents">tipoSecundario</text:p>
          </table:table-cell>
          <table:table-cell table:style-name="Tabla3.A2" office:value-type="string">
            <text:p text:style-name="Table_20_Contents">String</text:p>
          </table:table-cell>
          <table:table-cell table:style-name="Tabla3.A2" office:value-type="string">
            <text:p text:style-name="Table_20_Contents">si</text:p>
          </table:table-cell>
          <table:table-cell table:style-name="Tabla3.D2" office:value-type="string">
            <text:p text:style-name="Table_20_Contents">Tipo secundario al que pertenece el pokemon, pertenece a la tabla tipos permitidos, puede no tener</text:p>
          </table:table-cell>
        </table:table-row>
        <table:table-row>
          <table:table-cell table:style-name="Tabla3.A2" office:value-type="string">
            <text:p text:style-name="Table_20_Contents">tot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Total de puntos de estadistica del pokemon</text:p>
          </table:table-cell>
        </table:table-row>
        <table:table-row>
          <table:table-cell table:style-name="Tabla3.A2" office:value-type="string">
            <text:p text:style-name="Table_20_Contents">salud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salud</text:p>
          </table:table-cell>
        </table:table-row>
        <table:table-row>
          <table:table-cell table:style-name="Tabla3.A2" office:value-type="string">
            <text:p text:style-name="Table_20_Contents">ataque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ataque fisico</text:p>
          </table:table-cell>
        </table:table-row>
        <table:table-row>
          <table:table-cell table:style-name="Tabla3.A2" office:value-type="string">
            <text:p text:style-name="Table_20_Contents">defensa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defensa fisica</text:p>
          </table:table-cell>
        </table:table-row>
        <table:table-row>
          <table:table-cell table:style-name="Tabla3.A2" office:value-type="string">
            <text:p text:style-name="Table_20_Contents">ataqueEspeci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ataque especial</text:p>
          </table:table-cell>
        </table:table-row>
        <table:table-row>
          <table:table-cell table:style-name="Tabla3.A2" office:value-type="string">
            <text:p text:style-name="Table_20_Contents">defensaEspecial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defensa especial</text:p>
          </table:table-cell>
        </table:table-row>
        <table:table-row>
          <table:table-cell table:style-name="Tabla3.A2" office:value-type="string">
            <text:p text:style-name="Table_20_Contents">velocidad</text:p>
          </table:table-cell>
          <table:table-cell table:style-name="Tabla3.A2" office:value-type="string">
            <text:p text:style-name="Table_20_Contents">Integer</text:p>
          </table:table-cell>
          <table:table-cell table:style-name="Tabla3.A2" office:value-type="string">
            <text:p text:style-name="Table_20_Contents">no</text:p>
          </table:table-cell>
          <table:table-cell table:style-name="Tabla3.D2" office:value-type="string">
            <text:p text:style-name="Table_20_Contents">Estadistica de puntos de velocidad</text:p>
          </table:table-cell>
        </table:table-row>
      </table:table>
      <text:p text:style-name="Standard">Ejemplo de pokemon JSON</text:p>
      <text:p text:style-name="P1">{</text:p>
      <text:p text:style-name="P2">            <text:span text:style-name="T7">"numero"</text:span><text:span text:style-name="T6">: </text:span><text:span text:style-name="T8">1</text:span><text:span text:style-name="T6">,</text:span></text:p>
      <text:p text:style-name="P2">            <text:span text:style-name="T7">"nombre"</text:span><text:span text:style-name="T6">: </text:span><text:span text:style-name="T9">"Bulbasaur"</text:span><text:span text:style-name="T6">,</text:span></text:p>
      <text:p text:style-name="P2">            <text:span text:style-name="T7">"tipoPrimario"</text:span><text:span text:style-name="T6">: </text:span><text:span text:style-name="T9">"HIERBA"</text:span><text:span text:style-name="T6">,</text:span></text:p>
      <text:p text:style-name="P2">            <text:span text:style-name="T7">"tipoSecundario"</text:span><text:span text:style-name="T6">: </text:span><text:span text:style-name="T9">"VENENO"</text:span><text:span text:style-name="T6">,</text:span></text:p>
      <text:p text:style-name="P2">            <text:span text:style-name="T7">"total"</text:span><text:span text:style-name="T6">: </text:span><text:span text:style-name="T8">318</text:span><text:span text:style-name="T6">,</text:span></text:p>
      <text:p text:style-name="P2">            <text:span text:style-name="T7">"salud"</text:span><text:span text:style-name="T6">: </text:span><text:span text:style-name="T8">45</text:span><text:span text:style-name="T6">,</text:span></text:p>
      <text:p text:style-name="P2">            <text:span text:style-name="T7">"ataque"</text:span><text:span text:style-name="T6">: </text:span><text:span text:style-name="T8">49</text:span><text:span text:style-name="T6">,</text:span></text:p>
      <text:p text:style-name="P2">            <text:span text:style-name="T7">"defensa"</text:span><text:span text:style-name="T6">: </text:span><text:span text:style-name="T8">49</text:span><text:span text:style-name="T6">,</text:span></text:p>
      <text:p text:style-name="P2">            <text:span text:style-name="T7">"ataqueEspecial"</text:span><text:span text:style-name="T6">: </text:span><text:span text:style-name="T8">65</text:span><text:span text:style-name="T6">,</text:span></text:p>
      <text:p text:style-name="P2">            <text:span text:style-name="T7">"defensaEspecial"</text:span><text:span text:style-name="T6">: </text:span><text:span text:style-name="T8">65</text:span><text:span text:style-name="T6">,</text:span></text:p>
      <text:p text:style-name="P2">            <text:span text:style-name="T7">"velocidad"</text:span><text:span text:style-name="T6">: </text:span><text:span text:style-name="T8">45</text:span></text:p>
      <text:p text:style-name="P2">        <text:span text:style-name="T6">}</text:span></text:p>
      <text:p text:style-name="Standard"/>
      <text:p text:style-name="Standard">Ejemplo de pokemon XML</text:p>
      <text:p text:style-name="P1"><text:span text:style-name="T2">&lt;</text:span><text:span text:style-name="T4">pokemon</text:span><text:span text:style-name="T2">&gt;</text:span></text:p>
      <text:p text:style-name="P2">            <text:span text:style-name="T3">&lt;</text:span><text:span text:style-name="T5">numero</text:span><text:span text:style-name="T3">&gt;</text:span><text:span text:style-name="T6">1</text:span><text:span text:style-name="T3">&lt;/</text:span><text:span text:style-name="T5">numero</text:span><text:span text:style-name="T3">&gt;</text:span></text:p>
      <text:p text:style-name="P2">            <text:span text:style-name="T3">&lt;</text:span><text:span text:style-name="T5">nombre</text:span><text:span text:style-name="T3">&gt;</text:span><text:span text:style-name="T6">Bulbasaur</text:span><text:span text:style-name="T3">&lt;/</text:span><text:span text:style-name="T5">nombre</text:span><text:span text:style-name="T3">&gt;</text:span></text:p>
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<text:p text:style-name="P2">            <text:span text:style-name="T3">&lt;</text:span><text:span text:style-name="T5">total</text:span><text:span text:style-name="T3">&gt;</text:span><text:span text:style-name="T6">318</text:span><text:span text:style-name="T3">&lt;/</text:span><text:span text:style-name="T5">total</text:span><text:span text:style-name="T3">&gt;</text:span></text:p>
      <text:p text:style-name="P2">            <text:span text:style-name="T3">&lt;</text:span><text:span text:style-name="T5">salud</text:span><text:span text:style-name="T3">&gt;</text:span><text:span text:style-name="T6">45</text:span><text:span text:style-name="T3">&lt;/</text:span><text:span text:style-name="T5">salud</text:span><text:span text:style-name="T3">&gt;</text:span></text:p>
      <text:p text:style-name="P2"><text:soft-page-break/>            <text:span text:style-name="T3">&lt;</text:span><text:span text:style-name="T5">ataque</text:span><text:span text:style-name="T3">&gt;</text:span><text:span text:style-name="T6">49</text:span><text:span text:style-name="T3">&lt;/</text:span><text:span text:style-name="T5">ataque</text:span><text:span text:style-name="T3">&gt;</text:span></text:p>
      <text:p text:style-name="P2">            <text:span text:style-name="T3">&lt;</text:span><text:span text:style-name="T5">defensa</text:span><text:span text:style-name="T3">&gt;</text:span><text:span text:style-name="T6">49</text:span><text:span text:style-name="T3">&lt;/</text:span><text:span text:style-name="T5">defensa</text:span><text:span text:style-name="T3">&gt;</text:span></text:p>
      <text:p text:style-name="P2">            <text:span text:style-name="T3">&lt;</text:span><text:span text:style-name="T5">ataqueEspecial</text:span><text:span text:style-name="T3">&gt;</text:span><text:span text:style-name="T6">65</text:span><text:span text:style-name="T3">&lt;/</text:span><text:span text:style-name="T5">ataqueEspecial</text:span><text:span text:style-name="T3">&gt;</text:span></text:p>
      <text:p text:style-name="P2">            <text:span text:style-name="T3">&lt;</text:span><text:span text:style-name="T5">defensaEspecial</text:span><text:span text:style-name="T3">&gt;</text:span><text:span text:style-name="T6">65</text:span><text:span text:style-name="T3">&lt;/</text:span><text:span text:style-name="T5">defensaEspecial</text:span><text:span text:style-name="T3">&gt;</text:span></text:p>
      <text:p text:style-name="P2">            <text:span text:style-name="T3">&lt;</text:span><text:span text:style-name="T5">velocidad</text:span><text:span text:style-name="T3">&gt;</text:span><text:span text:style-name="T6">45</text:span><text:span text:style-name="T3">&lt;/</text:span><text:span text:style-name="T5">velocidad</text:span><text:span text:style-name="T3">&gt;</text:span></text:p>
      <text:p text:style-name="P2"><text:span text:style-name="T3">&lt;/</text:span><text:span text:style-name="T5">pokemon</text:span><text:span text:style-name="T3">&gt;</text:span></text:p>
      <text:p text:style-name="Standard"/>
      <text:p text:style-name="Standard"/>
      <text:p text:style-name="Standard">Tipos Permitidos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ACERO</text:p>
          </table:table-cell>
        </table:table-row>
        <table:table-row>
          <table:table-cell table:style-name="Tabla5.A2" office:value-type="string">
            <text:p text:style-name="Table_20_Contents">AGUA</text:p>
          </table:table-cell>
        </table:table-row>
        <table:table-row>
          <table:table-cell table:style-name="Tabla5.A2" office:value-type="string">
            <text:p text:style-name="Table_20_Contents">BICHO</text:p>
          </table:table-cell>
        </table:table-row>
        <table:table-row>
          <table:table-cell table:style-name="Tabla5.A2" office:value-type="string">
            <text:p text:style-name="Table_20_Contents">DRAGON</text:p>
          </table:table-cell>
        </table:table-row>
        <table:table-row>
          <table:table-cell table:style-name="Tabla5.A2" office:value-type="string">
            <text:p text:style-name="Table_20_Contents">ELECTRICO</text:p>
          </table:table-cell>
        </table:table-row>
        <table:table-row>
          <table:table-cell table:style-name="Tabla5.A2" office:value-type="string">
            <text:p text:style-name="Table_20_Contents">FANTASMA</text:p>
          </table:table-cell>
        </table:table-row>
        <table:table-row>
          <table:table-cell table:style-name="Tabla5.A2" office:value-type="string">
            <text:p text:style-name="Table_20_Contents">FUEGO</text:p>
          </table:table-cell>
        </table:table-row>
        <table:table-row>
          <table:table-cell table:style-name="Tabla5.A2" office:value-type="string">
            <text:p text:style-name="Table_20_Contents">HADA</text:p>
          </table:table-cell>
        </table:table-row>
        <table:table-row>
          <table:table-cell table:style-name="Tabla5.A2" office:value-type="string">
            <text:p text:style-name="Table_20_Contents">HIELO</text:p>
          </table:table-cell>
        </table:table-row>
        <table:table-row>
          <table:table-cell table:style-name="Tabla5.A2" office:value-type="string">
            <text:p text:style-name="Table_20_Contents">HIERBA</text:p>
          </table:table-cell>
        </table:table-row>
        <table:table-row>
          <table:table-cell table:style-name="Tabla5.A2" office:value-type="string">
            <text:p text:style-name="Table_20_Contents">PSIQUICO</text:p>
          </table:table-cell>
        </table:table-row>
        <table:table-row>
          <table:table-cell table:style-name="Tabla5.A2" office:value-type="string">
            <text:p text:style-name="Table_20_Contents">ROCA</text:p>
          </table:table-cell>
        </table:table-row>
        <table:table-row>
          <table:table-cell table:style-name="Tabla5.A2" office:value-type="string">
            <text:p text:style-name="Table_20_Contents">SINIESTRO</text:p>
          </table:table-cell>
        </table:table-row>
        <table:table-row>
          <table:table-cell table:style-name="Tabla5.A2" office:value-type="string">
            <text:p text:style-name="Table_20_Contents">TIERRA</text:p>
          </table:table-cell>
        </table:table-row>
        <table:table-row>
          <table:table-cell table:style-name="Tabla5.A15" office:value-type="string">
            <text:p text:style-name="Table_20_Contents">VENENO</text:p>
          </table:table-cell>
        </table:table-row>
      </table:table>
      <text:p text:style-name="Standard"/>
      <text:p text:style-name="Standard"/>
      <text:p text:style-name="Standard">Catalogo de errores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error</text:p>
          </table:table-cell>
          <table:table-cell table:style-name="Tabla4.A1" office:value-type="string">
            <text:p text:style-name="Table_20_Contents">descripcionError</text:p>
          </table:table-cell>
          <table:table-cell table:style-name="Tabla4.C1" office:value-type="string">
            <text:p text:style-name="Table_20_Contents">Causa</text:p>
          </table:table-cell>
        </table:table-row>
        <table:table-row>
          <table:table-cell table:style-name="Tabla4.A2" office:value-type="string">
            <text:p text:style-name="Table_20_Contents">00</text:p>
          </table:table-cell>
          <table:table-cell table:style-name="Tabla4.A2" office:value-type="string">
            <text:p text:style-name="Table_20_Contents">EXITO</text:p>
          </table:table-cell>
          <table:table-cell table:style-name="Tabla4.C2" office:value-type="string">
            <text:p text:style-name="Table_20_Contents">El servicio se ejecuto de manera exitosa</text:p>
          </table:table-cell>
        </table:table-row>
        <table:table-row>
          <table:table-cell table:style-name="Tabla4.A2" office:value-type="string">
            <text:p text:style-name="Table_20_Contents">01</text:p>
          </table:table-cell>
          <table:table-cell table:style-name="Tabla4.A2" office:value-type="string">
            <text:p text:style-name="Table_20_Contents">PETICION ERRONEA</text:p>
          </table:table-cell>
          <table:table-cell table:style-name="Tabla4.C2" office:value-type="string">
            <text:p text:style-name="Table_20_Contents">La combinacion de valores suministada en el mensaje de entrada no es correcta</text:p>
          </table:table-cell>
        </table:table-row>
        <table:table-row>
          <table:table-cell table:style-name="Tabla4.A2" office:value-type="string">
            <text:p text:style-name="Table_20_Contents">02</text:p>
          </table:table-cell>
          <table:table-cell table:style-name="Tabla4.A2" office:value-type="string">
            <text:p text:style-name="Table_20_Contents">TIPO NO EXISTENTE EN LA TABLA</text:p>
          </table:table-cell>
          <table:table-cell table:style-name="Tabla4.C2" office:value-type="string">
            <text:p text:style-name="Table_20_Contents">El valor de tipoPrimario o tipoSecundario suministrados no se encuentra en la tabla de tipos permitidos</text:p>
          </table:table-cell>
        </table:table-row>
        <table:table-row>
          <table:table-cell table:style-name="Tabla4.A2" office:value-type="string">
            <text:p text:style-name="Table_20_Contents">03</text:p>
          </table:table-cell>
          <table:table-cell table:style-name="Tabla4.A2" office:value-type="string">
            <text:p text:style-name="Table_20_Contents">NO EXISTEN POKEMON CON ESAS CARACTERISTICAS</text:p>
          </table:table-cell>
          <table:table-cell table:style-name="Tabla4.C2" office:value-type="string">
            <text:p text:style-name="Table_20_Contents">La busqueda se ejecuto correctamente, pero el resultado es una lista vacia</text:p>
          </table:table-cell>
        </table:table-row>
      </table:table>
      <text:p text:style-name="Standard"/>
      <text:p text:style-name="Standard">Ejemplo de llamadas exitosas:</text:p>
      <text:p text:style-name="Standard"/>
      <text:p text:style-name="Standard">Llamada a toda la lista de pokemon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JSON</text:p>
          </table:table-cell>
          <table:table-cell table:style-name="Tabla6.B1" office:value-type="string">
            <text:p text:style-name="Table_20_Contents">XML</text:p>
          </table:table-cell>
        </table:table-row>
        <table:table-row>
          <table:table-cell table:style-name="Tabla6.A2" office:value-type="string">
            <text:p text:style-name="Table_20_Contents">{<text:line-break/><text:tab/>"numero": null,<text:line-break/><text:tab/>"tipoPrimario": null,<text:line-break/><text:soft-page-break/><text:tab/>"tipoSecundario": null<text:line-break/>}</text:p>
          </table:table-cell>
          <table:table-cell table:style-name="Tabla6.B2" office:value-type="string">
            <text:p text:style-name="Table_20_Contents">&lt;entrada&gt;<text:line-break/>&lt;/entrada&gt;</text:p>
          </table:table-cell>
        </table:table-row>
        <table:table-row>
          <table:table-cell table:style-name="Tabla6.A2" office:value-type="string">
            <text:p text:style-name="Table_20_Contents">Anexo1: RespuestaListaTotal</text:p>
          </table:table-cell>
          <table:table-cell table:style-name="Tabla6.B2" office:value-type="string">
            <text:p text:style-name="Table_20_Contents">Anexo1: RespuestaListaTotal</text:p>
          </table:table-cell>
        </table:table-row>
      </table:table>
      <text:p text:style-name="Standard"/>
      <text:p text:style-name="Standard">Llamada por numero</text:p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JSON</text:p>
          </table:table-cell>
          <table:table-cell table:style-name="Tabla7.B1" office:value-type="string">
            <text:p text:style-name="Table_20_Contents">XML</text:p>
          </table:table-cell>
        </table:table-row>
        <table:table-row>
          <table:table-cell table:style-name="Tabla7.A2" office:value-type="string">
            <text:p text:style-name="Table_20_Contents">{<text:line-break/><text:tab/>"numero": 3,<text:line-break/><text:tab/>"tipoPrimario": null,<text:line-break/><text:tab/>"tipoSecundario": null<text:line-break/>}</text:p>
          </table:table-cell>
          <table:table-cell table:style-name="Tabla7.B2" office:value-type="string">
            <text:p text:style-name="Table_20_Contents">&lt;entrada&gt;<text:line-break/><text:tab/>&lt;numero&gt;3&lt;/numero&gt;<text:line-break/>&lt;/entrada&gt;</text:p>
          </table:table-cell>
        </table:table-row>
        <table:table-row>
          <table:table-cell table:style-name="Tabla7.A2" office:value-type="string">
            <text:p text:style-name="P1">{</text:p>
            <text:p text:style-name="P2">    <text:span text:style-name="T7">"resultado"</text:span><text:span text:style-name="T6">: [</text:span></text:p>
            <text:p text:style-name="P2">        <text:span text:style-name="T6">{</text:span></text:p>
            <text:p text:style-name="P2">            <text:span text:style-name="T7">"numero"</text:span><text:span text:style-name="T6">: </text:span><text:span text:style-name="T8">3</text:span><text:span text:style-name="T6">,</text:span></text:p>
            <text:p text:style-name="P2">            <text:span text:style-name="T7">"nombre"</text:span><text:span text:style-name="T6">: </text:span><text:span text:style-name="T9">"Venusaur"</text:span><text:span text:style-name="T6">,</text:span></text:p>
            <text:p text:style-name="P2">            <text:span text:style-name="T7">"tipoPrimario"</text:span><text:span text:style-name="T6">: </text:span><text:span text:style-name="T9">"HIERBA"</text:span><text:span text:style-name="T6">,</text:span></text:p>
            <text:p text:style-name="P2">            <text:span text:style-name="T7">"tipoSecundario"</text:span><text:span text:style-name="T6">: </text:span><text:span text:style-name="T9">"VENENO"</text:span><text:span text:style-name="T6">,</text:span></text:p>
            <text:p text:style-name="P2">            <text:span text:style-name="T7">"total"</text:span><text:span text:style-name="T6">: </text:span><text:span text:style-name="T8">525</text:span><text:span text:style-name="T6">,</text:span></text:p>
            <text:p text:style-name="P2">            <text:span text:style-name="T7">"salud"</text:span><text:span text:style-name="T6">: </text:span><text:span text:style-name="T8">80</text:span><text:span text:style-name="T6">,</text:span></text:p>
            <text:p text:style-name="P2">            <text:span text:style-name="T7">"ataque"</text:span><text:span text:style-name="T6">: </text:span><text:span text:style-name="T8">82</text:span><text:span text:style-name="T6">,</text:span></text:p>
            <text:p text:style-name="P2">            <text:span text:style-name="T7">"defensa"</text:span><text:span text:style-name="T6">: </text:span><text:span text:style-name="T8">83</text:span><text:span text:style-name="T6">,</text:span></text:p>
            <text:p text:style-name="P2">            <text:span text:style-name="T7">"ataqueEspecial"</text:span><text:span text:style-name="T6">: </text:span><text:span text:style-name="T8">100</text:span><text:span text:style-name="T6">,</text:span></text:p>
            <text:p text:style-name="P2">            <text:span text:style-name="T7">"defensaEspecial"</text:span><text:span text:style-name="T6">: </text:span><text:span text:style-name="T8">100</text:span><text:span text:style-name="T6">,</text:span></text:p>
            <text:p text:style-name="P2">            <text:span text:style-name="T7">"velocidad"</text:span><text:span text:style-name="T6">: </text:span><text:span text:style-name="T8">80</text:span></text:p>
            <text:p text:style-name="P2">        <text:span text:style-name="T6">},</text:span></text:p>
            <text:p text:style-name="P2">        <text:span text:style-name="T6">{</text:span></text:p>
            <text:p text:style-name="P2">            <text:span text:style-name="T7">"numero"</text:span><text:span text:style-name="T6">: </text:span><text:span text:style-name="T8">3</text:span><text:span text:style-name="T6">,</text:span></text:p>
            <text:p text:style-name="P2">            <text:span text:style-name="T7">"nombre"</text:span><text:span text:style-name="T6">: </text:span><text:span text:style-name="T9">"Mega Venusaur"</text:span><text:span text:style-name="T6">,</text:span></text:p>
            <text:p text:style-name="P2">            <text:span text:style-name="T7">"tipoPrimario"</text:span><text:span text:style-name="T6">: </text:span><text:span text:style-name="T9">"HIERBA"</text:span><text:span text:style-name="T6">,</text:span></text:p>
            <text:p text:style-name="P2">            <text:span text:style-name="T7">"tipoSecundario"</text:span><text:span text:style-name="T6">: </text:span><text:span text:style-name="T9">"VENENO"</text:span><text:span text:style-name="T6">,</text:span></text:p>
            <text:p text:style-name="P2">            <text:span text:style-name="T7">"total"</text:span><text:span text:style-name="T6">: </text:span><text:span text:style-name="T8">625</text:span><text:span text:style-name="T6">,</text:span></text:p>
            <text:p text:style-name="P2">            <text:span text:style-name="T7">"salud"</text:span><text:span text:style-name="T6">: </text:span><text:span text:style-name="T8">80</text:span><text:span text:style-name="T6">,</text:span></text:p>
            <text:p text:style-name="P2">            <text:span text:style-name="T7">"ataque"</text:span><text:span text:style-name="T6">: </text:span><text:span text:style-name="T8">100</text:span><text:span text:style-name="T6">,</text:span></text:p>
            <text:p text:style-name="P2">            <text:span text:style-name="T7">"defensa"</text:span><text:span text:style-name="T6">: </text:span><text:span text:style-name="T8">123</text:span><text:span text:style-name="T6">,</text:span></text:p>
            <text:p text:style-name="P2">            <text:span text:style-name="T7">"ataqueEspecial"</text:span><text:span text:style-name="T6">: </text:span><text:span text:style-name="T8">122</text:span><text:span text:style-name="T6">,</text:span></text:p>
            <text:p text:style-name="P2">            <text:span text:style-name="T7">"defensaEspecial"</text:span><text:span text:style-name="T6">: </text:span><text:span text:style-name="T8">120</text:span><text:span text:style-name="T6">,</text:span></text:p>
            <text:p text:style-name="P2">            <text:span text:style-name="T7">"velocidad"</text:span><text:span text:style-name="T6">: </text:span><text:span text:style-name="T8">80</text:span></text:p>
            <text:p text:style-name="P2">        <text:span text:style-name="T6">}</text:span></text:p>
            <text:p text:style-name="P2">    <text:span text:style-name="T6">],</text:span></text:p>
            <text:p text:style-name="P2">    <text:span text:style-name="T7">"error"</text:span><text:span text:style-name="T6">: </text:span><text:span text:style-name="T9">"00"</text:span><text:span text:style-name="T6">,</text:span></text:p>
            <text:p text:style-name="P2">    <text:span text:style-name="T7">"descripcionError"</text:span><text:span text:style-name="T6">: </text:span><text:span text:style-name="T9">"EXITO"</text:span></text:p>
            <text:p text:style-name="P1">}</text:p>
            <text:p text:style-name="Table_20_Contents"/>
          </table:table-cell>
          <table:table-cell table:style-name="Tabla7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resultado</text:span><text:span text:style-name="T3">&gt;</text:span></text:p>
            <text:p text:style-name="P2">        <text:span text:style-name="T3">&lt;</text:span><text:span text:style-name="T5">pokemon</text:span><text:span text:style-name="T3">&gt;</text:span></text:p>
            <text:p text:style-name="P2">            <text:span text:style-name="T3">&lt;</text:span><text:span text:style-name="T5">numero</text:span><text:span text:style-name="T3">&gt;</text:span><text:span text:style-name="T6">3</text:span><text:span text:style-name="T3">&lt;/</text:span><text:span text:style-name="T5">numero</text:span><text:span text:style-name="T3">&gt;</text:span></text:p>
            <text:p text:style-name="P2">            <text:span text:style-name="T3">&lt;</text:span><text:span text:style-name="T5">nombre</text:span><text:span text:style-name="T3">&gt;</text:span><text:span text:style-name="T6">Venusaur</text:span><text:span text:style-name="T3">&lt;/</text:span><text:span text:style-name="T5">nombre</text:span><text:span text:style-name="T3">&gt;</text:span></text:p>
      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      <text:p text:style-name="P2">            <text:span text:style-name="T3">&lt;</text:span><text:span text:style-name="T5">total</text:span><text:span text:style-name="T3">&gt;</text:span><text:span text:style-name="T6">525</text:span><text:span text:style-name="T3">&lt;/</text:span><text:span text:style-name="T5">total</text:span><text:span text:style-name="T3">&gt;</text:span></text:p>
            <text:p text:style-name="P2">            <text:span text:style-name="T3">&lt;</text:span><text:span text:style-name="T5">salud</text:span><text:span text:style-name="T3">&gt;</text:span><text:span text:style-name="T6">80</text:span><text:span text:style-name="T3">&lt;/</text:span><text:span text:style-name="T5">salud</text:span><text:span text:style-name="T3">&gt;</text:span></text:p>
            <text:p text:style-name="P2">            <text:span text:style-name="T3">&lt;</text:span><text:span text:style-name="T5">ataque</text:span><text:span text:style-name="T3">&gt;</text:span><text:span text:style-name="T6">82</text:span><text:span text:style-name="T3">&lt;/</text:span><text:span text:style-name="T5">ataque</text:span><text:span text:style-name="T3">&gt;</text:span></text:p>
            <text:p text:style-name="P2">            <text:span text:style-name="T3">&lt;</text:span><text:span text:style-name="T5">defensa</text:span><text:span text:style-name="T3">&gt;</text:span><text:span text:style-name="T6">83</text:span><text:span text:style-name="T3">&lt;/</text:span><text:span text:style-name="T5">defensa</text:span><text:span text:style-name="T3">&gt;</text:span></text:p>
            <text:p text:style-name="P2">            <text:span text:style-name="T3">&lt;</text:span><text:span text:style-name="T5">ataqueEspecial</text:span><text:span text:style-name="T3">&gt;</text:span><text:span text:style-name="T6">100</text:span><text:span text:style-name="T3">&lt;/</text:span><text:span text:style-name="T5">ataqueEspecial</text:span><text:span text:style-name="T3">&gt;</text:span></text:p>
            <text:p text:style-name="P2">            <text:span text:style-name="T3">&lt;</text:span><text:span text:style-name="T5">defensaEspecial</text:span><text:span text:style-name="T3">&gt;</text:span><text:span text:style-name="T6">100</text:span><text:span text:style-name="T3">&lt;/</text:span><text:span text:style-name="T5">defensaEspecial</text:span><text:span text:style-name="T3">&gt;</text:span></text:p>
            <text:p text:style-name="P2">            <text:span text:style-name="T3">&lt;</text:span><text:span text:style-name="T5">velocidad</text:span><text:span text:style-name="T3">&gt;</text:span><text:span text:style-name="T6">80</text:span><text:span text:style-name="T3">&lt;/</text:span><text:span text:style-name="T5">velocidad</text:span><text:span text:style-name="T3">&gt;</text:span></text:p>
            <text:p text:style-name="P2">        <text:span text:style-name="T3">&lt;/</text:span><text:span text:style-name="T5">pokemon</text:span><text:span text:style-name="T3">&gt;</text:span></text:p>
            <text:p text:style-name="P2">        <text:span text:style-name="T3">&lt;</text:span><text:span text:style-name="T5">pokemon</text:span><text:span text:style-name="T3">&gt;</text:span></text:p>
            <text:p text:style-name="P2">            <text:span text:style-name="T3">&lt;</text:span><text:span text:style-name="T5">numero</text:span><text:span text:style-name="T3">&gt;</text:span><text:span text:style-name="T6">3</text:span><text:span text:style-name="T3">&lt;/</text:span><text:span text:style-name="T5">numero</text:span><text:span text:style-name="T3">&gt;</text:span></text:p>
            <text:p text:style-name="P2">            <text:span text:style-name="T3">&lt;</text:span><text:span text:style-name="T5">nombre</text:span><text:span text:style-name="T3">&gt;</text:span><text:span text:style-name="T6">Mega Venusaur</text:span><text:span text:style-name="T3">&lt;/</text:span><text:span text:style-name="T5">nombre</text:span><text:span text:style-name="T3">&gt;</text:span></text:p>
            <text:p text:style-name="P2">            <text:span text:style-name="T3">&lt;</text:span><text:span text:style-name="T5">tipoPrimario</text:span><text:span text:style-name="T3">&gt;</text:span><text:span text:style-name="T6">HIERBA</text:span><text:span text:style-name="T3">&lt;/</text:span><text:span text:style-name="T5">tipoPrimario</text:span><text:span text:style-name="T3">&gt;</text:span></text:p>
            <text:p text:style-name="P2">            <text:span text:style-name="T3">&lt;</text:span><text:span text:style-name="T5">tipoSecundario</text:span><text:span text:style-name="T3">&gt;</text:span><text:span text:style-name="T6">VENENO</text:span><text:span text:style-name="T3">&lt;/</text:span><text:span text:style-name="T5">tipoSecundario</text:span><text:span text:style-name="T3">&gt;</text:span></text:p>
            <text:p text:style-name="P2">            <text:span text:style-name="T3">&lt;</text:span><text:span text:style-name="T5">total</text:span><text:span text:style-name="T3">&gt;</text:span><text:span text:style-name="T6">625</text:span><text:span text:style-name="T3">&lt;/</text:span><text:span text:style-name="T5">total</text:span><text:span text:style-name="T3">&gt;</text:span></text:p>
            <text:p text:style-name="P2">            <text:span text:style-name="T3">&lt;</text:span><text:span text:style-name="T5">salud</text:span><text:span text:style-name="T3">&gt;</text:span><text:span text:style-name="T6">80</text:span><text:span text:style-name="T3">&lt;/</text:span><text:span text:style-name="T5">salud</text:span><text:span text:style-name="T3">&gt;</text:span></text:p>
            <text:p text:style-name="P2">            <text:span text:style-name="T3">&lt;</text:span><text:span text:style-name="T5">ataque</text:span><text:span text:style-name="T3">&gt;</text:span><text:span text:style-name="T6">100</text:span><text:span text:style-name="T3">&lt;/</text:span><text:span text:style-name="T5">ataque</text:span><text:span text:style-name="T3">&gt;</text:span></text:p>
            <text:p text:style-name="P2">            <text:span text:style-name="T3">&lt;</text:span><text:span text:style-name="T5">defensa</text:span><text:span text:style-name="T3">&gt;</text:span><text:span text:style-name="T6">123</text:span><text:span text:style-name="T3">&lt;/</text:span><text:span text:style-name="T5">defensa</text:span><text:span text:style-name="T3">&gt;</text:span></text:p>
            <text:p text:style-name="P2">            <text:span text:style-name="T3">&lt;</text:span><text:span text:style-name="T5">ataqueEspecial</text:span><text:span text:style-name="T3">&gt;</text:span><text:span text:style-name="T6">122</text:span><text:span text:style-name="T3">&lt;/</text:span><text:span text:style-name="T5">ataqueEspecial</text:span><text:span text:style-name="T3">&gt;</text:span></text:p>
            <text:p text:style-name="P2">            <text:span text:style-name="T3">&lt;</text:span><text:span text:style-name="T5">defensaEspecial</text:span><text:span text:style-name="T3">&gt;</text:span><text:span text:style-name="T6">120</text:span><text:span text:style-name="T3">&lt;/</text:span><text:span text:style-name="T5">defensaEspecial</text:span><text:span text:style-name="T3">&gt;</text:span></text:p>
            <text:p text:style-name="P2">            <text:span text:style-name="T3">&lt;</text:span><text:span text:style-name="T5">velocidad</text:span><text:span text:style-name="T3">&gt;</text:span><text:span text:style-name="T6">80</text:span><text:span text:style-name="T3">&lt;/</text:span><text:span text:style-name="T5">velocidad</text:span><text:span text:style-name="T3">&gt;</text:span></text:p>
            <text:p text:style-name="P2">        <text:span text:style-name="T3">&lt;/</text:span><text:span text:style-name="T5">pokemon</text:span><text:span text:style-name="T3">&gt;</text:span></text:p>
            <text:p text:style-name="P2">    <text:span text:style-name="T3">&lt;/</text:span><text:span text:style-name="T5">resultado</text:span><text:span text:style-name="T3">&gt;</text:span></text:p>
            <text:p text:style-name="P2">    <text:span text:style-name="T3">&lt;</text:span><text:span text:style-name="T5">error</text:span><text:span text:style-name="T3">&gt;</text:span><text:span text:style-name="T6">00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EXITO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Llamada por tipoPrimario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JSON</text:p>
          </table:table-cell>
          <table:table-cell table:style-name="Tabla8.B1" office:value-type="string">
            <text:p text:style-name="Table_20_Contents">XML</text:p>
          </table:table-cell>
        </table:table-row>
        <table:table-row>
          <table:table-cell table:style-name="Tabla8.A2" office:value-type="string">
            <text:p text:style-name="Table_20_Contents">{<text:line-break/><text:tab/>"numero": null,<text:line-break/><text:soft-page-break/><text:tab/>"tipoPrimario": "HIERBA",<text:line-break/><text:tab/>"tipoSecundario": null<text:line-break/>}</text:p>
          </table:table-cell>
          <table:table-cell table:style-name="Tabla8.B2" office:value-type="string">
            <text:p text:style-name="Table_20_Contents">&lt;entrada&gt;<text:line-break/><text:tab/>&lt;tipoPrimario&gt;HIERBA&lt;/tipoPrimario&gt;<text:line-break/><text:soft-page-break/>&lt;/entrada&gt;</text:p>
          </table:table-cell>
        </table:table-row>
        <table:table-row>
          <table:table-cell table:style-name="Tabla8.A2" office:value-type="string">
            <text:p text:style-name="Table_20_Contents">Anexo1:RespuestaTipoPrimario</text:p>
          </table:table-cell>
          <table:table-cell table:style-name="Tabla8.B2" office:value-type="string">
            <text:p text:style-name="Table_20_Contents">Anexo1:RespuestaTipoPrimario</text:p>
          </table:table-cell>
        </table:table-row>
      </table:table>
      <text:p text:style-name="Standard"/>
      <text:p text:style-name="Standard">Llamada por tipoSecundario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JSON</text:p>
          </table:table-cell>
          <table:table-cell table:style-name="Tabla9.B1" office:value-type="string">
            <text:p text:style-name="Table_20_Contents">XML</text:p>
          </table:table-cell>
        </table:table-row>
        <table:table-row>
          <table:table-cell table:style-name="Tabla9.A2" office:value-type="string">
            <text:p text:style-name="Table_20_Contents">{<text:line-break/><text:tab/>"numero": null,<text:line-break/><text:tab/>"tipoPrimario": null,<text:line-break/><text:tab/>"tipoSecundario": "VENENO"<text:line-break/>}</text:p>
          </table:table-cell>
          <table:table-cell table:style-name="Tabla9.B2" office:value-type="string">
            <text:p text:style-name="Table_20_Contents">&lt;entrada&gt;<text:line-break/><text:tab/>&lt;tipoSecundario&gt;VENENO&lt;/tipoSecundario&gt;<text:line-break/>&lt;/entrada&gt;</text:p>
          </table:table-cell>
        </table:table-row>
        <table:table-row>
          <table:table-cell table:style-name="Tabla9.A2" office:value-type="string">
            <text:p text:style-name="Table_20_Contents">Anexo1:RespuestaTipoSecundario</text:p>
          </table:table-cell>
          <table:table-cell table:style-name="Tabla9.B2" office:value-type="string">
            <text:p text:style-name="Table_20_Contents">Anexo1:RespuestaTipoSecundario</text:p>
          </table:table-cell>
        </table:table-row>
      </table:table>
      <text:p text:style-name="Standard"/>
      <text:p text:style-name="Standard">Llamada por tipoPrimario y tipoSecundario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JSON</text:p>
          </table:table-cell>
          <table:table-cell table:style-name="Tabla10.B1" office:value-type="string">
            <text:p text:style-name="Table_20_Contents">XML</text:p>
          </table:table-cell>
        </table:table-row>
        <table:table-row>
          <table:table-cell table:style-name="Tabla10.A2" office:value-type="string">
            <text:p text:style-name="Table_20_Contents">{<text:line-break/><text:tab/>"numero": null,<text:line-break/><text:tab/>"tipoPrimario": "HIERBA",<text:line-break/><text:tab/>"tipoSecundario": "VENENO"<text:line-break/>}</text:p>
          </table:table-cell>
          <table:table-cell table:style-name="Tabla10.B2" office:value-type="string">
            <text:p text:style-name="Table_20_Contents">&lt;entrada&gt;<text:line-break/> &lt;tipoPrimario&gt;HIERBA&lt;/tipoPrimario&gt;</text:p>
            <text:p text:style-name="Table_20_Contents"><text:s/>&lt;tipoSecundario&gt;VENENO&lt;/tipoSecundario&gt;<text:line-break/>&lt;/entrada&gt;</text:p>
          </table:table-cell>
        </table:table-row>
        <table:table-row>
          <table:table-cell table:style-name="Tabla10.A2" office:value-type="string">
            <text:p text:style-name="Table_20_Contents">Anexo1:RespuestaTipoPrimarioSecundario</text:p>
          </table:table-cell>
          <table:table-cell table:style-name="Tabla10.B2" office:value-type="string">
            <text:p text:style-name="Table_20_Contents">Anexo1:RespuestaTipoPrimarioSecundario</text:p>
          </table:table-cell>
        </table:table-row>
      </table:table>
      <text:p text:style-name="Standard"/>
      <text:p text:style-name="Standard">Ejemplo de errores</text:p>
      <text:p text:style-name="Standard"/>
      <text:p text:style-name="Standard">01 Peticion Erronea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JSON</text:p>
          </table:table-cell>
          <table:table-cell table:style-name="Tabla11.B1" office:value-type="string">
            <text:p text:style-name="Table_20_Contents">XML</text:p>
          </table:table-cell>
        </table:table-row>
        <table:table-row>
          <table:table-cell table:style-name="Tabla11.A2" office:value-type="string">
            <text:p text:style-name="Table_20_Contents">{<text:line-break/><text:tab/>"numero": 1,<text:line-break/><text:tab/>"tipoPrimario": "HIERBA",<text:line-break/><text:tab/>"tipoSecundario": "VENENO"<text:line-break/>}</text:p>
          </table:table-cell>
          <table:table-cell table:style-name="Tabla11.B2" office:value-type="string">
            <text:p text:style-name="Table_20_Contents">&lt;entrada&gt;<text:line-break/><text:tab/>&lt;numero&gt;1&lt;/numero&gt;<text:line-break/><text:tab/>&lt;tipoPrimario&gt;HIERBA&lt;/tipoPrimario&gt;<text:line-break/><text:tab/>&lt;tipoSecundario&gt;VENENO&lt;/tipoSecundario&gt;<text:line-break/>&lt;/entrada&gt;</text:p>
          </table:table-cell>
        </table:table-row>
        <table:table-row>
          <table:table-cell table:style-name="Tabla11.A2" office:value-type="string">
            <text:p text:style-name="P1">{</text:p>
            <text:p text:style-name="P2">    <text:span text:style-name="T7">"error"</text:span><text:span text:style-name="T6">: </text:span><text:span text:style-name="T9">"01"</text:span><text:span text:style-name="T6">,</text:span></text:p>
            <text:p text:style-name="P2">    <text:span text:style-name="T7">"descripcionError"</text:span><text:span text:style-name="T6">: </text:span><text:span text:style-name="T9">"PETICION ERRONEA"</text:span></text:p>
            <text:p text:style-name="P1">}</text:p>
            <text:p text:style-name="Table_20_Contents"/>
          </table:table-cell>
          <table:table-cell table:style-name="Tabla11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error</text:span><text:span text:style-name="T3">&gt;</text:span><text:span text:style-name="T6">01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PETICION ERRONE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02 Tipo no existente en la tabla</text:p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JSON</text:p>
          </table:table-cell>
          <table:table-cell table:style-name="Tabla12.B1" office:value-type="string">
            <text:p text:style-name="Table_20_Contents">XML</text:p>
          </table:table-cell>
        </table:table-row>
        <table:table-row>
          <table:table-cell table:style-name="Tabla12.A2" office:value-type="string">
            <text:p text:style-name="Table_20_Contents">{<text:line-break/><text:tab/><text:line-break/><text:tab/>"tipoPrimario": "PLANTA",<text:line-break/><text:tab/>"tipoSecundario": "VENENO"<text:line-break/><text:soft-page-break/>}</text:p>
          </table:table-cell>
          <table:table-cell table:style-name="Tabla12.B2" office:value-type="string">
            <text:p text:style-name="Table_20_Contents">&lt;entrada&gt;<text:line-break/><text:tab/>&lt;tipoPrimario&gt;PLANTA&lt;/tipoPrimario&gt;<text:line-break/><text:tab/>&lt;tipoSecundario&gt;VENENO&lt;/tipoSecundario&gt;<text:line-break/><text:soft-page-break/>&lt;/entrada&gt;</text:p>
          </table:table-cell>
        </table:table-row>
        <table:table-row>
          <table:table-cell table:style-name="Tabla12.A2" office:value-type="string">
            <text:p text:style-name="P1">{</text:p>
            <text:p text:style-name="P2">    <text:span text:style-name="T7">"error"</text:span><text:span text:style-name="T6">: </text:span><text:span text:style-name="T9">"02"</text:span><text:span text:style-name="T6">,</text:span></text:p>
            <text:p text:style-name="P2">    <text:span text:style-name="T7">"descripcionError"</text:span><text:span text:style-name="T6">: </text:span><text:span text:style-name="T9">"TIPO NO EXISTENTE EN LA TABLA"</text:span></text:p>
            <text:p text:style-name="P1">}</text:p>
            <text:p text:style-name="Table_20_Contents"/>
          </table:table-cell>
          <table:table-cell table:style-name="Tabla12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error</text:span><text:span text:style-name="T3">&gt;</text:span><text:span text:style-name="T6">02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TIPO NO EXISTENTE EN LA TABL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  <text:p text:style-name="Standard">03 No existen pokemon con esas caracteristicas</text:p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JSON</text:p>
          </table:table-cell>
          <table:table-cell table:style-name="Tabla13.B1" office:value-type="string">
            <text:p text:style-name="Table_20_Contents">XML</text:p>
          </table:table-cell>
        </table:table-row>
        <table:table-row>
          <table:table-cell table:style-name="Tabla13.A2" office:value-type="string">
            <text:p text:style-name="Table_20_Contents">{<text:line-break/><text:tab/><text:line-break/><text:tab/>"tipoPrimario": "HIERBA",<text:line-break/><text:tab/>"tipoSecundario": "FUEGO"<text:line-break/>}</text:p>
          </table:table-cell>
          <table:table-cell table:style-name="Tabla13.B2" office:value-type="string">
            <text:p text:style-name="Table_20_Contents">&lt;entrada&gt;<text:line-break/><text:tab/>&lt;tipoPrimario&gt;HIERBA&lt;/tipoPrimario&gt;<text:line-break/><text:tab/>&lt;tipoSecundario&gt;FUEGO&lt;/tipoSecundario&gt;<text:line-break/>&lt;/entrada&gt;</text:p>
          </table:table-cell>
        </table:table-row>
        <table:table-row>
          <table:table-cell table:style-name="Tabla13.A2" office:value-type="string">
            <text:p text:style-name="P1">{</text:p>
            <text:p text:style-name="P2">    <text:span text:style-name="T7">"error"</text:span><text:span text:style-name="T6">: </text:span><text:span text:style-name="T9">"03"</text:span><text:span text:style-name="T6">,</text:span></text:p>
            <text:p text:style-name="P2">    <text:span text:style-name="T7">"descripcionError"</text:span><text:span text:style-name="T6">: </text:span><text:span text:style-name="T9">"NO EXISTEN POKEMON CON ESAS CARACTERISTICAS"</text:span></text:p>
            <text:p text:style-name="P1">}</text:p>
            <text:p text:style-name="Table_20_Contents"/>
          </table:table-cell>
          <table:table-cell table:style-name="Tabla13.B2" office:value-type="string">
            <text:p text:style-name="P1"><text:span text:style-name="T2">&lt;</text:span><text:span text:style-name="T4">salida</text:span><text:span text:style-name="T2">&gt;</text:span></text:p>
            <text:p text:style-name="P2">    <text:span text:style-name="T3">&lt;</text:span><text:span text:style-name="T5">error</text:span><text:span text:style-name="T3">&gt;</text:span><text:span text:style-name="T6">02</text:span><text:span text:style-name="T3">&lt;/</text:span><text:span text:style-name="T5">error</text:span><text:span text:style-name="T3">&gt;</text:span></text:p>
            <text:p text:style-name="P2">    <text:span text:style-name="T3">&lt;</text:span><text:span text:style-name="T5">descripcionError</text:span><text:span text:style-name="T3">&gt;</text:span><text:span text:style-name="T6">TIPO NO EXISTENTE EN LA TABLA</text:span><text:span text:style-name="T3">&lt;/</text:span><text:span text:style-name="T5">descripcionError</text:span><text:span text:style-name="T3">&gt;</text:span></text:p>
            <text:p text:style-name="P1"><text:span text:style-name="T2">&lt;/</text:span><text:span text:style-name="T4">salida</text:span><text:span text:style-name="T2">&gt;</text:span>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ans" svg:font-family="OpenSans, Helvetica, Arial, sans-serif"/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Paez</meta:initial-creator>
    <meta:creation-date>2020-01-21T14:12:33.29</meta:creation-date>
    <dc:date>2020-01-21T17:37:18.58</dc:date>
    <dc:creator>Ricardo Paez</dc:creator>
    <meta:editing-duration>PT2H40M22S</meta:editing-duration>
    <meta:editing-cycles>9</meta:editing-cycles>
    <meta:generator>OpenOffice/4.1.5$Win32 OpenOffice.org_project/415m1$Build-9789</meta:generator>
    <meta:document-statistic meta:table-count="13" meta:image-count="0" meta:object-count="0" meta:page-count="7" meta:paragraph-count="345" meta:word-count="963" meta:character-count="9483"/>
  </office:meta>
</office:document-meta>
</file>